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Berlin Sans FB" svg:font-family="Berlin Sans FB" style:font-family-generic="swiss" style:font-pitch="variable" svg:panose-1="2 14 6 2 2 5 2 2 3 6"/>
    <style:font-face style:name="inherit" svg:font-family="inherit" style:font-family-generic="roman"/>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Bauhaus 93" svg:font-family="Bauhaus 93" style:font-family-generic="decorative" style:font-pitch="variable" svg:panose-1="4 3 9 5 2 11 2 2 12 2"/>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office:font-face-decls>
  <office:automatic-styles>
    <style:style style:name="P1" style:parent-style-name="Standard" style:master-page-name="MP0" style:family="paragraph">
      <style:paragraph-properties fo:break-before="page"/>
      <style:text-properties style:font-name="Berlin Sans FB" fo:font-weight="bold" style:font-weight-asian="bold" fo:font-style="italic" style:font-style-asian="italic" style:text-underline-type="single" style:text-underline-style="solid" style:text-underline-width="auto" style:text-underline-mode="continuous"/>
    </style:style>
    <style:style style:name="P2" style:parent-style-name="Standard" style:family="paragraph">
      <style:paragraph-properties fo:margin-bottom="0in"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 style:parent-style-name="Absatz-Standardschriftart" style:family="text">
      <style:text-properties style:font-name="inherit" style:font-name-asian="Times New Roman" style:font-name-complex="Courier New" fo:color="#222222" style:language-asian="pl" style:country-asian="PL"/>
    </style:style>
    <style:style style:name="T4" style:parent-style-name="Absatz-Standardschriftart" style:family="text">
      <style:text-properties style:font-name="inherit" style:font-name-asian="Times New Roman" style:font-name-complex="Courier New" fo:color="#222222" fo:language="sq" fo:country="AL" style:language-asian="pl" style:country-asian="PL"/>
    </style:style>
    <style:style style:name="P5" style:parent-style-name="Standard" style:family="paragraph">
      <style:text-properties fo:language="sq" fo:country="AL"/>
    </style:style>
    <style:style style:name="P6" style:parent-style-name="Standard" style:family="paragraph">
      <style:text-properties fo:language="sq" fo:country="AL"/>
    </style:style>
    <style:style style:name="P7" style:parent-style-name="Standard" style:family="paragraph">
      <style:text-properties fo:language="sq" fo:country="AL"/>
    </style:style>
    <style:style style:name="P8" style:parent-style-name="Standard" style:family="paragraph">
      <style:text-properties fo:language="sq" fo:country="AL"/>
    </style:style>
    <style:style style:name="P9" style:parent-style-name="Standard" style:family="paragraph">
      <style:text-properties style:font-name="Calibri Light" style:font-name-complex="Calibri Light" fo:language="sq" fo:country="AL"/>
    </style:style>
    <style:style style:name="T10" style:parent-style-name="Absatz-Standardschriftart" style:family="text">
      <style:text-properties style:font-name="Calibri Light" style:font-name-complex="Calibri Light" fo:language="sq" fo:country="AL"/>
    </style:style>
    <style:style style:name="T11" style:parent-style-name="Absatz-Standardschriftart" style:family="text">
      <style:text-properties style:font-name="Calibri Light" style:font-name-complex="Calibri Light" fo:language="sq" fo:country="AL"/>
    </style:style>
    <style:style style:name="P12" style:parent-style-name="Standard" style:family="paragraph">
      <style:text-properties style:font-name="Calibri Light" style:font-name-complex="Calibri Light"/>
    </style:style>
    <style:style style:name="P13" style:parent-style-name="Standard" style:family="paragraph">
      <style:text-properties style:font-name="Calibri Light" style:font-name-complex="Calibri Light"/>
    </style:style>
    <style:style style:name="P14" style:parent-style-name="Standard" style:family="paragraph">
      <style:text-properties style:font-name="Calibri Light" style:font-name-complex="Calibri Light"/>
    </style:style>
    <style:style style:name="P15" style:parent-style-name="Standard" style:family="paragraph">
      <style:text-properties style:font-name="Calibri Light" style:font-name-complex="Calibri Light"/>
    </style:style>
    <style:style style:name="P16" style:parent-style-name="Standard" style:family="paragraph">
      <style:text-properties style:font-name="Calibri Light" style:font-name-complex="Calibri Light"/>
    </style:style>
    <style:style style:name="P17" style:parent-style-name="Standard" style:family="paragraph">
      <style:text-properties style:font-name="Calibri Light" style:font-name-complex="Calibri Light"/>
    </style:style>
    <style:style style:name="P18" style:parent-style-name="Standard" style:family="paragraph">
      <style:text-properties style:font-name="Calibri Light" style:font-name-complex="Calibri Light"/>
    </style:style>
    <style:style style:name="P19" style:parent-style-name="Standard" style:family="paragraph">
      <style:text-properties style:font-name="Calibri Light" style:font-name-complex="Calibri Light"/>
    </style:style>
    <style:style style:name="P20" style:parent-style-name="Standard" style:family="paragraph">
      <style:text-properties style:font-name="Calibri Light" style:font-name-complex="Calibri Light"/>
    </style:style>
    <style:style style:name="P21" style:parent-style-name="HTMLVorformatiert" style:family="paragraph">
      <style:paragraph-properties style:line-height-at-least="0.375in" fo:background-color="#F8F9FA"/>
    </style:style>
    <style:style style:name="T22" style:parent-style-name="Absatz-Standardschriftart" style:family="text">
      <style:text-properties style:font-name="Calibri Light" style:font-name-complex="Calibri Light"/>
    </style:style>
    <style:style style:name="T23" style:parent-style-name="Absatz-Standardschriftart" style:family="text">
      <style:text-properties style:font-name="Calibri Light" style:font-name-complex="Calibri Light"/>
    </style:style>
    <style:style style:name="T24" style:parent-style-name="Absatz-Standardschriftart" style:family="text">
      <style:text-properties style:font-name="Calibri Light" style:font-name-complex="Calibri Light" fo:color="#202124" fo:background-color="#F8F9FA"/>
    </style:style>
    <style:style style:name="T25" style:parent-style-name="Absatz-Standardschriftart" style:family="text">
      <style:text-properties style:font-name="Calibri Light" style:font-name-complex="Calibri Light" fo:color="#202124" fo:language="it" fo:country="IT"/>
    </style:style>
    <style:style style:name="T26" style:parent-style-name="Absatz-Standardschriftart" style:family="text">
      <style:text-properties style:font-name="Arial" style:font-name-complex="Arial" fo:color="#202124" fo:font-size="10pt" style:font-size-asian="10pt" style:font-size-complex="10pt" fo:background-color="#F8F9FA"/>
    </style:style>
    <style:style style:name="P27" style:parent-style-name="Standard" style:family="paragraph">
      <style:text-properties style:font-name="Berlin Sans FB" fo:font-weight="bold" style:font-weight-asian="bold" fo:font-style="italic" style:font-style-asian="italic" style:text-underline-type="single" style:text-underline-style="solid" style:text-underline-width="auto" style:text-underline-mode="continuous" fo:language="sq" fo:country="AL"/>
    </style:style>
    <style:style style:name="P28" style:parent-style-name="Standard" style:family="paragraph">
      <style:text-properties fo:language="sq" fo:country="AL"/>
    </style:style>
    <style:style style:name="P29" style:parent-style-name="Standard" style:family="paragraph">
      <style:text-properties style:font-name="Bauhaus 93" style:font-name-complex="Calibri Light" fo:language="sq" fo:country="AL"/>
    </style:style>
    <style:style style:name="P30" style:parent-style-name="Standard" style:family="paragraph">
      <style:text-properties fo:language="sq" fo:country="AL"/>
    </style:style>
    <style:style style:name="P31" style:parent-style-name="Standard" style:family="paragraph">
      <style:text-properties style:font-name="Bauhaus 93" style:font-name-complex="Calibri Light" fo:language="sq" fo:country="AL"/>
    </style:style>
    <style:style style:name="P32" style:parent-style-name="Standard" style:family="paragraph">
      <style:text-properties fo:language="sq" fo:country="AL"/>
    </style:style>
    <style:style style:name="P33" style:parent-style-name="Standard" style:family="paragraph">
      <style:text-properties style:font-name="Bauhaus 93" style:font-name-complex="Calibri Light" fo:language="sq" fo:country="AL"/>
    </style:style>
    <style:style style:name="P34" style:parent-style-name="Standard" style:family="paragraph">
      <style:text-properties fo:language="sq" fo:country="AL"/>
    </style:style>
    <style:style style:name="P35" style:parent-style-name="Standard" style:family="paragraph">
      <style:text-properties style:font-name="Bauhaus 93" style:font-name-complex="Calibri Light" fo:language="sq" fo:country="AL"/>
    </style:style>
    <style:style style:name="P36" style:parent-style-name="Standard" style:family="paragraph">
      <style:text-properties fo:language="sq" fo:country="AL"/>
    </style:style>
    <style:style style:name="P37" style:parent-style-name="Standard" style:family="paragraph">
      <style:text-properties style:font-name="Bauhaus 93" style:font-name-complex="Calibri Light" fo:language="sq" fo:country="AL"/>
    </style:style>
    <style:style style:name="P38" style:parent-style-name="Standard" style:family="paragraph">
      <style:text-properties fo:language="sq" fo:country="AL"/>
    </style:style>
    <style:style style:name="P39" style:parent-style-name="Standard" style:family="paragraph">
      <style:text-properties style:font-name="Bauhaus 93" style:font-name-complex="Calibri Light" fo:language="sq" fo:country="AL"/>
    </style:style>
    <style:style style:name="P40" style:parent-style-name="Standard" style:family="paragraph">
      <style:text-properties fo:language="sq" fo:country="AL"/>
    </style:style>
    <style:style style:name="P41" style:parent-style-name="Standard" style:family="paragraph">
      <style:text-properties style:font-name="Bauhaus 93" style:font-name-complex="Calibri Light" fo:language="sq" fo:country="AL"/>
    </style:style>
    <style:style style:name="P42" style:parent-style-name="Standard" style:family="paragraph">
      <style:text-properties style:font-name="Berlin Sans FB" style:font-name-complex="Calibri Light" fo:font-weight="bold" style:font-weight-asian="bold" fo:font-style="italic" style:font-style-asian="italic" style:text-underline-type="single" style:text-underline-style="solid" style:text-underline-width="auto" style:text-underline-mode="continuous" fo:language="sq" fo:country="AL"/>
    </style:style>
    <style:style style:name="T43" style:parent-style-name="Absatz-Standardschriftart" style:family="text">
      <style:text-properties style:font-name="Calibri Light" style:font-name-complex="Calibri Light" fo:language="sq" fo:country="AL"/>
    </style:style>
    <style:style style:name="T44" style:parent-style-name="Absatz-Standardschriftart" style:family="text">
      <style:text-properties style:font-name="Calibri Light" style:font-name-complex="Calibri Light" fo:language="sq" fo:country="AL"/>
    </style:style>
    <style:style style:name="T45" style:parent-style-name="Absatz-Standardschriftart" style:family="text">
      <style:text-properties style:font-name="Calibri Light" style:font-name-complex="Calibri Light" fo:language="sq" fo:country="AL"/>
    </style:style>
    <style:style style:name="T46" style:parent-style-name="Absatz-Standardschriftart" style:family="text">
      <style:text-properties style:font-name="Calibri Light" style:font-name-complex="Calibri Light" fo:language="sq" fo:country="AL"/>
    </style:style>
    <style:style style:name="T47" style:parent-style-name="Absatz-Standardschriftart" style:family="text">
      <style:text-properties style:font-name="Berlin Sans FB" style:font-name-complex="Calibri Light" fo:font-weight="bold" style:font-weight-asian="bold" fo:language="sq" fo:country="AL"/>
    </style:style>
    <style:style style:name="T48" style:parent-style-name="Absatz-Standardschriftart" style:family="text">
      <style:text-properties style:font-name-complex="Calibri" fo:font-weight="bold" style:font-weight-asian="bold" fo:language="sq" fo:country="AL"/>
    </style:style>
    <style:style style:name="P49" style:parent-style-name="Standard" style:family="paragraph">
      <style:text-properties style:font-name="Calibri Light" style:font-name-complex="Calibri Light" fo:language="sq" fo:country="AL"/>
    </style:style>
    <style:style style:name="P50" style:parent-style-name="Standard" style:family="paragraph">
      <style:text-properties style:font-name="Calibri Light" style:font-name-complex="Calibri Light" fo:language="sq" fo:country="AL"/>
    </style:style>
    <style:style style:name="P51" style:parent-style-name="Standard" style:family="paragraph">
      <style:text-properties style:font-name="Calibri Light" style:font-name-complex="Calibri Light" fo:language="sq" fo:country="AL"/>
    </style:style>
    <style:style style:name="P52" style:parent-style-name="Standard" style:family="paragraph">
      <style:text-properties style:font-name="Calibri Light" style:font-name-complex="Calibri Light" fo:language="sq" fo:country="AL"/>
    </style:style>
    <style:style style:name="P53" style:parent-style-name="Standard" style:family="paragraph">
      <style:text-properties style:font-name="Calibri Light" style:font-name-complex="Calibri Light" fo:language="sq" fo:country="AL"/>
    </style:style>
    <style:style style:name="P54" style:parent-style-name="Standard" style:family="paragraph">
      <style:text-properties style:font-name="Calibri Light" style:font-name-complex="Calibri Light" fo:language="sq" fo:country="AL"/>
    </style:style>
    <style:style style:name="P55" style:parent-style-name="Standard" style:family="paragraph">
      <style:text-properties style:font-name="Calibri Light" style:font-name-complex="Calibri Light" fo:language="sq" fo:country="AL"/>
    </style:style>
    <style:style style:name="P56" style:parent-style-name="Standard" style:family="paragraph">
      <style:text-properties style:font-name="Calibri Light" style:font-name-complex="Calibri Light" fo:language="sq" fo:country="AL"/>
    </style:style>
    <style:style style:name="P57" style:parent-style-name="Standard" style:family="paragraph">
      <style:paragraph-properties style:vertical-align="auto" fo:margin-top="0.0694in" fo:margin-bottom="0.0694in" fo:line-height="100%" fo:background-color="#FFFFFF"/>
      <style:text-properties fo:hyphenate="true"/>
    </style:style>
    <style:style style:name="T58" style:parent-style-name="Absatz-Standardschriftart" style:family="text">
      <style:text-properties style:font-name="Calibri Light" style:font-name-complex="Calibri Light" fo:language="sq" fo:country="AL"/>
    </style:style>
    <style:style style:name="T59" style:parent-style-name="Absatz-Standardschriftart" style:family="text">
      <style:text-properties style:font-name="Calibri Light" style:font-name-complex="Calibri Light" fo:language="sq" fo:country="AL"/>
    </style:style>
    <style:style style:name="T60" style:parent-style-name="Absatz-Standardschriftart" style:family="text">
      <style:text-properties style:font-name="Berlin Sans FB" style:font-name-complex="Calibri Light" fo:font-weight="bold" style:font-weight-asian="bold" fo:language="sq" fo:country="AL"/>
    </style:style>
    <style:style style:name="T61" style:parent-style-name="Absatz-Standardschriftart" style:family="text">
      <style:text-properties style:font-name="Berlin Sans FB" style:font-name-complex="Cambria" fo:font-weight="bold" style:font-weight-asian="bold" fo:language="sq" fo:country="AL"/>
    </style:style>
    <style:style style:name="T62" style:parent-style-name="Absatz-Standardschriftart" style:family="text">
      <style:text-properties style:font-name="Berlin Sans FB" style:font-name-complex="Calibri Light" fo:font-weight="bold" style:font-weight-asian="bold" fo:language="sq" fo:country="AL"/>
    </style:style>
    <style:style style:name="T63"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64"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65" style:parent-style-name="Absatz-Standardschriftart" style:family="text">
      <style:text-properties style:font-name="Tahoma" style:font-name-asian="Times New Roman" style:font-name-complex="Tahoma" fo:color="#555555" fo:font-size="10.5pt" style:font-size-asian="10.5pt" style:font-size-complex="10.5pt" style:language-asian="pl" style:country-asian="PL"/>
    </style:style>
    <style:style style:name="T66"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67"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68"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P69" style:parent-style-name="Standard" style:family="paragraph">
      <style:text-properties style:font-name="Calibri Light" style:font-name-complex="Calibri Light"/>
    </style:style>
    <style:style style:name="P70" style:parent-style-name="Standard" style:family="paragraph">
      <style:text-properties style:font-name="Calibri Light" style:font-name-complex="Calibri Light" fo:language="sq" fo:country="AL"/>
    </style:style>
    <style:style style:name="P71" style:parent-style-name="Standard" style:family="paragraph">
      <style:paragraph-properties style:vertical-align="auto" fo:margin-top="0.0694in" fo:margin-bottom="0.0694in" fo:line-height="100%" fo:background-color="#FFFFFF"/>
      <style:text-properties fo:hyphenate="true"/>
    </style:style>
    <style:style style:name="T72" style:parent-style-name="Absatz-Standardschriftart" style:family="text">
      <style:text-properties style:font-name="Calibri Light" style:font-name-complex="Calibri Light" fo:language="sq" fo:country="AL"/>
    </style:style>
    <style:style style:name="T73" style:parent-style-name="Absatz-Standardschriftart" style:family="text">
      <style:text-properties style:font-name="Bauhaus 93" style:font-name-complex="Calibri Light" fo:language="sq" fo:country="AL"/>
    </style:style>
    <style:style style:name="T74"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75"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76" style:parent-style-name="Absatz-Standardschriftart" style:family="text">
      <style:text-properties style:font-name="Tahoma" style:font-name-asian="Times New Roman" style:font-name-complex="Tahoma" fo:color="#555555" fo:font-size="10.5pt" style:font-size-asian="10.5pt" style:font-size-complex="10.5pt" style:language-asian="pl" style:country-asian="PL"/>
    </style:style>
    <style:style style:name="T77"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78"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79"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P80" style:parent-style-name="Standard" style:family="paragraph">
      <style:text-properties style:font-name="Bauhaus 93" style:font-name-complex="Calibri Light"/>
    </style:style>
    <style:style style:name="T81" style:parent-style-name="Absatz-Standardschriftart" style:family="text">
      <style:text-properties fo:language="sq" fo:country="AL"/>
    </style:style>
    <style:style style:name="T82" style:parent-style-name="Absatz-Standardschriftart" style:family="text">
      <style:text-properties fo:language="sq" fo:country="AL"/>
    </style:style>
    <style:style style:name="T83" style:parent-style-name="Absatz-Standardschriftart" style:family="text">
      <style:text-properties style:font-name="Bauhaus 93" fo:language="sq" fo:country="AL"/>
    </style:style>
    <style:style style:name="P84" style:parent-style-name="Standard" style:family="paragraph">
      <style:text-properties style:font-name="Calibri Light" style:font-name-complex="Calibri Light" fo:language="sq" fo:country="AL"/>
    </style:style>
    <style:style style:name="P85" style:parent-style-name="Standard" style:family="paragraph">
      <style:text-properties style:font-name="Calibri Light" style:font-name-complex="Calibri Light" fo:language="sq" fo:country="AL"/>
    </style:style>
    <style:style style:name="P86" style:parent-style-name="Standard" style:family="paragraph">
      <style:text-properties style:font-name="Bauhaus 93" style:font-name-complex="Calibri Light" fo:language="sq" fo:country="AL"/>
    </style:style>
    <style:style style:name="P87" style:parent-style-name="Standard" style:family="paragraph">
      <style:text-properties style:font-name="Calibri Light" style:font-name-complex="Calibri Light" fo:language="sq" fo:country="AL"/>
    </style:style>
    <style:style style:name="P88" style:parent-style-name="Standard" style:family="paragraph">
      <style:text-properties style:font-name="Calibri Light" style:font-name-complex="Calibri Light" fo:language="sq" fo:country="AL"/>
    </style:style>
    <style:style style:name="P89" style:parent-style-name="Standard" style:family="paragraph">
      <style:paragraph-properties style:vertical-align="auto" fo:margin-top="0.0694in" fo:margin-bottom="0.0694in" fo:line-height="100%" fo:background-color="#FFFFFF"/>
      <style:text-properties style:font-name="Calibri Light" style:font-name-complex="Calibri Light" fo:language="sq" fo:country="AL" fo:hyphenate="true"/>
    </style:style>
    <style:style style:name="P90" style:parent-style-name="Standard" style:family="paragraph">
      <style:paragraph-properties style:vertical-align="auto" fo:margin-top="0.0694in" fo:margin-bottom="0.0694in" fo:line-height="100%" fo:background-color="#FFFFFF"/>
      <style:text-properties fo:hyphenate="true"/>
    </style:style>
    <style:style style:name="T91"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92"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93" style:parent-style-name="Absatz-Standardschriftart" style:family="text">
      <style:text-properties style:font-name="Tahoma" style:font-name-asian="Times New Roman" style:font-name-complex="Tahoma" fo:color="#555555" fo:font-size="10.5pt" style:font-size-asian="10.5pt" style:font-size-complex="10.5pt" style:language-asian="pl" style:country-asian="PL"/>
    </style:style>
    <style:style style:name="T94"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95"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96"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P97" style:parent-style-name="Standard" style:family="paragraph">
      <style:text-properties style:font-name="Calibri Light" style:font-name-complex="Calibri Light"/>
    </style:style>
    <style:style style:name="P98" style:parent-style-name="Standard" style:family="paragraph">
      <style:text-properties style:font-name="Calibri Light" style:font-name-complex="Calibri Light"/>
    </style:style>
    <style:style style:name="P99" style:parent-style-name="Standard" style:family="paragraph">
      <style:text-properties style:font-name="Calibri Light" style:font-name-complex="Calibri Light"/>
    </style:style>
    <style:style style:name="P100" style:parent-style-name="Standard" style:family="paragraph">
      <style:paragraph-properties style:vertical-align="auto" fo:margin-top="0.0694in" fo:margin-bottom="0.0694in" fo:line-height="100%" fo:background-color="#FFFFFF"/>
      <style:text-properties fo:hyphenate="true"/>
    </style:style>
    <style:style style:name="T101" style:parent-style-name="Absatz-Standardschriftart" style:family="text">
      <style:text-properties style:font-name="Calibri Light" style:font-name-complex="Calibri Light"/>
    </style:style>
    <style:style style:name="T102" style:parent-style-name="Absatz-Standardschriftart" style:family="text">
      <style:text-properties style:font-name="Berlin Sans FB" style:font-name-complex="Calibri Light" fo:font-weight="bold" style:font-weight-asian="bold"/>
    </style:style>
    <style:style style:name="T103" style:parent-style-name="Absatz-Standardschriftart" style:family="text">
      <style:text-properties style:font-name-complex="Calibri" fo:font-weight="bold" style:font-weight-asian="bold"/>
    </style:style>
    <style:style style:name="T104" style:parent-style-name="Absatz-Standardschriftart" style:family="text">
      <style:text-properties style:font-name="Berlin Sans FB" style:font-name-complex="Calibri Light" fo:font-weight="bold" style:font-weight-asian="bold"/>
    </style:style>
    <style:style style:name="T105" style:parent-style-name="Absatz-Standardschriftart" style:family="text">
      <style:text-properties style:font-name="Calibri Light" style:font-name-complex="Calibri Light"/>
    </style:style>
    <style:style style:name="T106"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07"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08" style:parent-style-name="Absatz-Standardschriftart" style:family="text">
      <style:text-properties style:font-name="Tahoma" style:font-name-asian="Times New Roman" style:font-name-complex="Tahoma" fo:color="#555555" fo:font-size="10.5pt" style:font-size-asian="10.5pt" style:font-size-complex="10.5pt" style:language-asian="pl" style:country-asian="PL"/>
    </style:style>
    <style:style style:name="T109"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10"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11"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P112" style:parent-style-name="Standard" style:family="paragraph">
      <style:text-properties style:font-name="Calibri Light" style:font-name-complex="Calibri Light"/>
    </style:style>
    <style:style style:name="P113" style:parent-style-name="Standard" style:family="paragraph">
      <style:text-properties style:font-name="Calibri Light" style:font-name-complex="Calibri Light" fo:language="sq" fo:country="AL"/>
    </style:style>
    <style:style style:name="P114" style:parent-style-name="Standard" style:family="paragraph">
      <style:text-properties style:font-name="Calibri Light" style:font-name-complex="Calibri Light" fo:language="sq" fo:country="AL"/>
    </style:style>
    <style:style style:name="P115" style:parent-style-name="Standard" style:family="paragraph">
      <style:text-properties style:font-name="Calibri Light" style:font-name-complex="Calibri Light" fo:language="sq" fo:country="AL"/>
    </style:style>
    <style:style style:name="P116" style:parent-style-name="Standard" style:family="paragraph">
      <style:text-properties style:font-name="Calibri Light" style:font-name-complex="Calibri Light" fo:language="sq" fo:country="AL"/>
    </style:style>
    <style:style style:name="P117" style:parent-style-name="Standard" style:family="paragraph">
      <style:paragraph-properties style:vertical-align="auto" fo:margin-top="0.0694in" fo:margin-bottom="0.0694in" fo:line-height="100%" fo:background-color="#FFFFFF"/>
      <style:text-properties fo:hyphenate="true"/>
    </style:style>
    <style:style style:name="T118" style:parent-style-name="Absatz-Standardschriftart" style:family="text">
      <style:text-properties style:font-name="Bauhaus 93"/>
    </style:style>
    <style:style style:name="T119" style:parent-style-name="Absatz-Standardschriftart" style:family="text">
      <style:text-properties style:font-name="Cambria" style:font-name-complex="Cambria"/>
    </style:style>
    <style:style style:name="T120" style:parent-style-name="Absatz-Standardschriftart" style:family="text">
      <style:text-properties style:font-name="Bauhaus 93"/>
    </style:style>
    <style:style style:name="T121" style:parent-style-name="Absatz-Standardschriftart" style:family="text">
      <style:text-properties style:font-name="Cambria" style:font-name-complex="Cambria"/>
    </style:style>
    <style:style style:name="T122" style:parent-style-name="Absatz-Standardschriftart" style:family="text">
      <style:text-properties style:font-name="Bauhaus 93"/>
    </style:style>
    <style:style style:name="T123"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24"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25" style:parent-style-name="Absatz-Standardschriftart" style:family="text">
      <style:text-properties style:font-name="Tahoma" style:font-name-asian="Times New Roman" style:font-name-complex="Tahoma" fo:color="#555555" fo:font-size="10.5pt" style:font-size-asian="10.5pt" style:font-size-complex="10.5pt" style:language-asian="pl" style:country-asian="PL"/>
    </style:style>
    <style:style style:name="T126"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27"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28"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P129" style:parent-style-name="Standard" style:family="paragraph">
      <style:paragraph-properties style:vertical-align="auto" fo:margin-top="0.0694in" fo:margin-bottom="0.0694in" fo:line-height="100%" fo:background-color="#FFFFFF"/>
      <style:text-properties fo:hyphenate="true"/>
    </style:style>
    <style:style style:name="T130"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31"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32" style:parent-style-name="Absatz-Standardschriftart" style:family="text">
      <style:text-properties style:font-name="Tahoma" style:font-name-asian="Times New Roman" style:font-name-complex="Tahoma" fo:color="#555555" fo:font-size="10.5pt" style:font-size-asian="10.5pt" style:font-size-complex="10.5pt" style:language-asian="pl" style:country-asian="PL"/>
    </style:style>
    <style:style style:name="T133"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34"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35"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P136" style:parent-style-name="Standard" style:family="paragraph">
      <style:paragraph-properties style:vertical-align="auto" fo:margin-top="0.0694in" fo:margin-bottom="0.0694in" fo:line-height="100%" fo:background-color="#FFFFFF"/>
      <style:text-properties fo:hyphenate="true"/>
    </style:style>
    <style:style style:name="T137"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38"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39" style:parent-style-name="Absatz-Standardschriftart" style:family="text">
      <style:text-properties style:font-name="Tahoma" style:font-name-asian="Times New Roman" style:font-name-complex="Tahoma" fo:color="#555555" fo:font-size="10.5pt" style:font-size-asian="10.5pt" style:font-size-complex="10.5pt" style:language-asian="pl" style:country-asian="PL"/>
    </style:style>
    <style:style style:name="T140"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41"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42"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43"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P144" style:parent-style-name="Standard" style:family="paragraph">
      <style:paragraph-properties style:vertical-align="auto" fo:margin-top="0.0694in" fo:margin-bottom="0.0694in" fo:line-height="100%" fo:background-color="#FFFFFF"/>
      <style:text-properties fo:hyphenate="true"/>
    </style:style>
    <style:style style:name="T145" style:parent-style-name="Absatz-Standardschriftart" style:family="text">
      <style:text-properties style:font-name="Berlin Sans FB" fo:font-weight="bold" style:font-weight-asian="bold"/>
    </style:style>
    <style:style style:name="T146"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47"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48" style:parent-style-name="Absatz-Standardschriftart" style:family="text">
      <style:text-properties style:font-name="Tahoma" style:font-name-asian="Times New Roman" style:font-name-complex="Tahoma" fo:color="#555555" fo:font-size="10.5pt" style:font-size-asian="10.5pt" style:font-size-complex="10.5pt" style:language-asian="pl" style:country-asian="PL"/>
    </style:style>
    <style:style style:name="T149"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50"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51"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52"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53"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54" style:parent-style-name="Absatz-Standardschriftart" style:family="text">
      <style:text-properties style:font-name="Tahoma" style:font-name-asian="Times New Roman" style:font-name-complex="Tahoma" fo:color="#555555" fo:font-size="10.5pt" style:font-size-asian="10.5pt" style:font-size-complex="10.5pt" style:language-asian="pl" style:country-asian="PL"/>
    </style:style>
    <style:style style:name="T155"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56"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57"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P158" style:parent-style-name="Standard" style:family="paragraph">
      <style:text-properties style:font-name="Arial" style:font-name-asian="Times New Roman" style:font-name-complex="Arial" fo:color="#555555" fo:font-size="10.5pt" style:font-size-asian="10.5pt" style:font-size-complex="10.5pt" style:language-asian="pl" style:country-asian="PL"/>
    </style:style>
    <style:style style:name="T159" style:parent-style-name="Absatz-Standardschriftart" style:family="text">
      <style:text-properties style:font-name="Berlin Sans FB" style:font-name-asian="Times New Roman" style:font-name-complex="Arial" fo:font-weight="bold" style:font-weight-asian="bold" fo:font-size="10.5pt" style:font-size-asian="10.5pt" style:font-size-complex="10.5pt" style:language-asian="pl" style:country-asian="PL"/>
    </style:style>
    <style:style style:name="T160" style:parent-style-name="Absatz-Standardschriftart" style:family="text">
      <style:text-properties style:font-name="Calibri Light" style:font-name-asian="Times New Roman" style:font-name-complex="Calibri Light" fo:font-size="10.5pt" style:font-size-asian="10.5pt" style:font-size-complex="10.5pt" style:language-asian="pl" style:country-asian="PL"/>
    </style:style>
    <style:style style:name="T161"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62"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63" style:parent-style-name="Absatz-Standardschriftart" style:family="text">
      <style:text-properties style:font-name="Tahoma" style:font-name-asian="Times New Roman" style:font-name-complex="Tahoma" fo:color="#555555" fo:font-size="10.5pt" style:font-size-asian="10.5pt" style:font-size-complex="10.5pt" style:language-asian="pl" style:country-asian="PL"/>
    </style:style>
    <style:style style:name="T164"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65"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66"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P167" style:parent-style-name="Standard" style:family="paragraph">
      <style:text-properties style:font-name="Arial" style:font-name-asian="Times New Roman" style:font-name-complex="Arial" fo:color="#555555" fo:font-size="10.5pt" style:font-size-asian="10.5pt" style:font-size-complex="10.5pt" style:language-asian="pl" style:country-asian="PL"/>
    </style:style>
    <style:style style:name="T168" style:parent-style-name="Absatz-Standardschriftart" style:family="text">
      <style:text-properties style:font-name="Arial" style:font-name-asian="Times New Roman" style:font-name-complex="Arial" fo:font-weight="bold" style:font-weight-asian="bold" fo:color="#555555" fo:font-size="10.5pt" style:font-size-asian="10.5pt" style:font-size-complex="10.5pt" style:language-asian="pl" style:country-asian="PL"/>
    </style:style>
    <style:style style:name="T169" style:parent-style-name="Absatz-Standardschriftart" style:family="text">
      <style:text-properties style:font-name="Calibri Light" style:font-name-complex="Calibri Light" fo:font-weight="bold" style:font-weight-asian="bold"/>
    </style:style>
    <style:style style:name="T170" style:parent-style-name="Absatz-Standardschriftart" style:family="text">
      <style:text-properties style:font-name="Calibri Light" style:font-name-complex="Calibri Light" fo:font-weight="bold" style:font-weight-asian="bold"/>
    </style:style>
    <style:style style:name="T171"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72"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73" style:parent-style-name="Absatz-Standardschriftart" style:family="text">
      <style:text-properties style:font-name="Berlin Sans FB" style:font-name-asian="Times New Roman" style:font-name-complex="Arial" fo:font-weight="bold" style:font-weight-asian="bold" fo:font-size="10.5pt" style:font-size-asian="10.5pt" style:font-size-complex="10.5pt" style:language-asian="pl" style:country-asian="PL"/>
    </style:style>
    <style:style style:name="T174" style:parent-style-name="Absatz-Standardschriftart" style:family="text">
      <style:text-properties style:font-name="Calibri Light" style:font-name-asian="Times New Roman" style:font-name-complex="Calibri Light" fo:font-size="10.5pt" style:font-size-asian="10.5pt" style:font-size-complex="10.5pt" style:language-asian="pl" style:country-asian="PL"/>
    </style:style>
    <style:style style:name="T175" style:parent-style-name="Absatz-Standardschriftart" style:family="text">
      <style:text-properties style:font-name="Calibri Light" style:font-name-asian="Times New Roman" style:font-name-complex="Calibri Light" fo:font-size="10.5pt" style:font-size-asian="10.5pt" style:font-size-complex="10.5pt" style:language-asian="pl" style:country-asian="PL"/>
    </style:style>
    <style:style style:name="T176"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77"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78" style:parent-style-name="Absatz-Standardschriftart" style:family="text">
      <style:text-properties style:font-name="Tahoma" style:font-name-asian="Times New Roman" style:font-name-complex="Tahoma" fo:color="#555555" fo:font-size="10.5pt" style:font-size-asian="10.5pt" style:font-size-complex="10.5pt" style:language-asian="pl" style:country-asian="PL"/>
    </style:style>
    <style:style style:name="T179"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T180" style:parent-style-name="Absatz-Standardschriftart" style:family="text">
      <style:text-properties style:font-name="Consolas" style:font-name-asian="Times New Roman" style:font-name-complex="Consolas" fo:color="#555555" fo:font-size="10.5pt" style:font-size-asian="10.5pt" style:font-size-complex="10.5pt" style:language-asian="pl" style:country-asian="PL"/>
    </style:style>
    <style:style style:name="T181" style:parent-style-name="Absatz-Standardschriftart" style:family="text">
      <style:text-properties style:font-name="Arial" style:font-name-asian="Times New Roman" style:font-name-complex="Arial" fo:color="#555555" fo:font-size="10.5pt" style:font-size-asian="10.5pt" style:font-size-complex="10.5pt" style:language-asian="pl" style:country-asian="PL"/>
    </style:style>
    <style:style style:name="P182" style:parent-style-name="Standard" style:family="paragraph">
      <style:text-properties style:font-name="Arial" style:font-name-asian="Times New Roman" style:font-name-complex="Arial" fo:color="#555555" fo:font-size="10.5pt" style:font-size-asian="10.5pt" style:font-size-complex="10.5pt" style:language-asian="pl" style:country-asian="PL"/>
    </style:style>
    <style:style style:name="T183" style:parent-style-name="Absatz-Standardschriftart" style:family="text">
      <style:text-properties style:font-name="Arial" style:font-name-asian="Times New Roman" style:font-name-complex="Arial" fo:font-weight="bold" style:font-weight-asian="bold" fo:color="#555555" fo:font-size="10.5pt" style:font-size-asian="10.5pt" style:font-size-complex="10.5pt" style:language-asian="pl" style:country-asian="PL"/>
    </style:style>
    <style:style style:name="T184" style:parent-style-name="Absatz-Standardschriftart" style:family="text">
      <style:text-properties style:font-name="Calibri Light" style:font-name-complex="Calibri Light" fo:font-weight="bold" style:font-weight-asian="bold"/>
    </style:style>
    <style:style style:name="P185" style:parent-style-name="Standard" style:family="paragraph">
      <style:text-properties style:font-name="Calibri Light" style:font-name-complex="Calibri Light"/>
    </style:style>
  </office:automatic-styles>
  <office:body>
    <office:text text:use-soft-page-breaks="true">
      <text:p text:style-name="P1">Zagadki:</text:p>
      <text:p text:style-name="Standard">1:2 pary drzwi? Dziwne,są na nich napisy: ,,Elżbieta II” oraz ,,Maryla Rodowicz” a nad drzwiami tabliczka z pytaniem: <text:s/>,,Gdy powstał świat, ja już tam byłam, gdy ewolucja<text:s/>postępowała, ja już tam byłam, wszystkie wojny, przetrwałam, mój wiek jest tajemnicą, dumnie zasiadam w królestwie herbaty , cały świat jest mi poddany, kim jestem?”</text:p>
      <text:p text:style-name="Standard"/>
      <text:p text:style-name="Standard">2:kolejne drzwi,3 pary,na każdej po jednym napisie:,,Krzysztof Krawczyk”, ,,Zbigniew Wodecki” , ,,Kamil Bednarek” nad nimi zaś pytanie: <text:s/>,,Me życie to bajka,w której gram role grajka,nie obchodzi mnie rasa,religia czy pejs, ja po prostu chce popłynąć statkiem w piękny rejs,kim jestem?”</text:p>
      <text:p text:style-name="Standard">3:Widzisz 3 guziki: puszka, butelka, telewizor</text:p>
      <text:p text:style-name="Standard">(przed 1 przyciskiem= telewizor) na fotelu siedze ja,czasem tu są niezłe jaja,siedze tutaj cały dzień co oglądam proszę ja cie? (drugi przycisk=puszka) siedze dalej, pudło gra,może wypić coś się da? Sam ja jestem proszę ciebie,cóż ja wypić mogę w tym niebie?(trzeci przycisk= butelka) przyszedł boczek, przyszła i menda, jak powita gości zrzęda?(po właściwym wciśnięciu przycisków pojawia się tekst) Jam jest Ferdynand Kiepski,bestia zamknęła mnie tu i usilnie próbuje wyważyć drzwi, ostrzegam tego co to czyta aby uciekał<text:s/>czem prędzej przez 3 drzwi<text:s/></text:p>
      <text:p text:style-name="P2"><text:span text:style-name="T3">4:q</text:span><text:span text:style-name="T4">ij T një R nënës Z nënës E qij qij një esbek ndyrë pështy C një lavire në fytyrë,I në mbrëmje, në mëngjes derisa qij është i vdekur E harruar</text:span></text:p>
      <text:p text:style-name="P5"/>
      <text:p text:style-name="P6">5:(5 przycisków o kształtach od lewej: marchewka,coś na kształt szpinaku,brokuł,jabłko,banan)</text:p>
      <text:p text:style-name="P7">Tekst: Jak mi dadzą to jem</text:p>
      <text:p text:style-name="P8">6:Przed sobą widzisz trzy pary drzwi na których widnieją napisy: na 1 drzwiach ,,z warkoczykami”,na drugich,,obie”,zaś na trzecich,,bez warkoczyków”,gdy spoglądasz w górę widzisz jak w miejscu zagadki tworzą się litery z ognia piekielnego i tworzą napis,,jakie bestia lubi dziewczynki?”</text:p>
      <text:p text:style-name="P9">7:(Wybór=2 drzwi) podbiegasz do drzwi każda para ma numer,,1” oraz,,2”, widzisz napis nad nimi ,,ile było janów Pawłów?”</text:p>
      <text:p text:style-name="Standard"><text:span text:style-name="T10">8:przed sobą widzisz drzwi z numeracją od 1 do 4 postawione obok<text:s/></text:span><text:span text:style-name="T11">siebie zaś na środku korytarza stoi tabliczka na której jest napisane,, w którym filmie shreka główny bohater podpisuje cyrograf?” (drzwi numer 4)</text:span></text:p>
      <text:p text:style-name="P12">9:Widzisz 3 pary drzwi z na których są napisy:,,Tadeusz Sznuk”, ,,Hubert Urbański”, ,,Norbi” nad nimi zaś pytanie ,,jak nazywa się prowadzący teleturniej w którym sprzedajesz dusze za słodkie kuferki?”</text:p>
      <text:p text:style-name="P13">10:Widzisz przed sobą 2 pary drzwi z napisami ,,tak” oraz ,,nie” wyżej zaś widnieje pytanie <text:s/>,,Pan Jezus poświęcił się za ludzkość, a czy ty jesteś dość odważny na<text:s/>taką ofiare?”</text:p>
      <text:p text:style-name="P14">11:Kolejne 3 pary drzwi na których są wyryte odpowiedzi:,,9%” , ,,2137%” , ,,3%” <text:s/>,,ile procent ma beczkowane mocne wiśniowe?”</text:p>
      <text:p text:style-name="P15">12:widzisz jedne drzwi,całe zakrwawione,widzisz że krew jest wszędzie wymieszana z kremówką,nawet z pod drzwi<text:s/>cieknie na górze zaś pytanie,,Idziesz dalej? HAHAHAHA”</text:p>
      <text:p text:style-name="P16">[0] ide dalej</text:p>
      <text:soft-page-break/>
      <text:p text:style-name="P17">[1]rozglądam się</text:p>
      <text:p text:style-name="P18">[1]znalazłeś małe okienko, przeczołgujesz się przez nie do następnego pokoju</text:p>
      <text:p text:style-name="P19">13:3 pary…drzwi….nie….masz….już siły…na drzwiach widnieją…..numery:4,3,5…. Nad nimi zaś…pytanie….,,Najlepsza część ,,Heroes Might and Magic”</text:p>
      <text:p text:style-name="P20">14:2 pary drzwi na których widnieją napisy: ,,Zbigniew Stonoga”, ,,Zbigniew Ziobro” nad nimi pytanie ,,Który prześladuje rodzine drugiego?Wybierz mądrze już prawie jesteś na miejscu”</text:p>
      <text:p text:style-name="P21"><text:span text:style-name="T22">15:3 pary drzwi czujesz ż</text:span><text:span text:style-name="T23">e to już ostatnia zagadka niestety nie umiesz rozczytać zagadki,patrzysz na nią i widzisz</text:span><text:line-break/><text:span text:style-name="T24">,,</text:span><text:span text:style-name="T25"><text:s/>pazzo dietro la terza porta, ma rilassati, non sarai ancora in grado di sfuggire alla bestia</text:span></text:p>
      <text:p text:style-name="Standard"><text:span text:style-name="T26">”</text:span></text:p>
      <text:p text:style-name="P27"><text:s/>Zgony:</text:p>
      <text:p text:style-name="P28">Otwierasz wybrane drzwi i spadasz w dół łamiąc sobie kark</text:p>
      <text:p text:style-name="P29">NIKT NIE UCIEKNIE BESTII.</text:p>
      <text:p text:style-name="P30">Otwierasz wybrane drzwi i dostajesz z zatrutego bełta, trucizna cie paraliżuje i dopada cie bestia</text:p>
      <text:p text:style-name="P31">NIKT NIE UCIEKNIE BESTII.</text:p>
      <text:p text:style-name="P32">Otwierasz wybrane drzwi i widzisz małą dziewczynke z nożem,nim się zaorientowałeś dziewczynka wbiła ci nóż w żebra,umierasz w męczarniach słysząc w tle śmiech bestii</text:p>
      <text:p text:style-name="P33">NIKT NIE UCIEKNIE BESTII.</text:p>
      <text:p text:style-name="P34">Otwierasz wybrane drzwi i widzisz księdza z pistoletem który wystrzeliwuje w ciebie kilka kul, umierasz słysząc jego modlitwe do bestii</text:p>
      <text:p text:style-name="P35">NIKT NIE UCIEKNIE BESTII.</text:p>
      <text:p text:style-name="P36">Otwierasz wybrane drzwi i widzisz ślepy zaułek, bestia dopada cie w nim zanim zdążyłeś ją zobaczyć, widzisz tylko jak części twojego ciała wylatują przez korytarz w akompaniamencie śmiechu bestii</text:p>
      <text:p text:style-name="P37">NIKT NIE UCIEKNIE BESTII.</text:p>
      <text:p text:style-name="P38">Otwierasz wybrane drzwi i czujesz smród starej kremówki i wody święconej, zostałeś zagazowany słysząc w tle śmiech bestii</text:p>
      <text:p text:style-name="P39">NIKT NIE UCIEKNIE BESTII.</text:p>
      <text:p text:style-name="P40">Otwierasz wybrane drzwi i widzisz wychudzonego ministranta, w ciągu ułamka sekundy przebija ci serce krzyżem i zaczyna cie jeść żywcem, umierasz słysząc śmiech bestii<text:s/></text:p>
      <text:p text:style-name="P41">NIKT NIE UCIEKNIE BESTII.</text:p>
      <text:p text:style-name="P42">Fabuła:</text:p>
      <text:p text:style-name="Standard"><text:span text:style-name="T43">Budzisz sie....nie wiesz gdzie jesteś......jest ciemno....mokro.....i śmierdzi kremówką.......szukasz po omacku czegokolwiek co mogłoby pomóc....łapiesz coś podłóżnego.......chudego......szukasz<text:s/></text:span><text:span text:style-name="T44">dalej.....dalej......znajdujesz coś co w dotyku przypomina latarke.........zapalasz.......widzisz że to co wcześniej złapałeś to było ramie szkieleta małego dziecka.........tutaj jest pełno szkieletów.......wszytkie<text:s/></text:span><text:soft-page-break/><text:span text:style-name="T45">to dzieci.........słyszysz gdzieś ryki p</text:span><text:span text:style-name="T46">otwora........pamiętasz........złapało coś cie na ulicy kiedy wracałeś.....ale skąd?........jedno jest pewne.......</text:span><text:span text:style-name="T47">.MUSISZ UCIEKA</text:span><text:span text:style-name="T48">Ć</text:span></text:p>
      <text:p text:style-name="P49">Dobiegasz do pierwszego rozwidlenia widzisz drzwi, kilka par drzwi(1)</text:p>
      <text:p text:style-name="P50">Udało sie,dałeś rade,przpominasz sobie że wracałeś z pizzeri.......ale dokąd?........którędy?....nie masz czasu sie zastanawiać,słyszysz za sobą ryki potwora........</text:p>
      <text:p text:style-name="P51">Biegniesz......coraz więcej zakrętów........ryki ucichły nieco....masz troche czasu....... dobiegasz do kolejnego rozwidlenia(2)</text:p>
      <text:p text:style-name="P52">Pamiętasz....kolejny szczegół.....byłeś......jesteś uczniem....7 klasa.....prawdopodobnie......ale co tu robisz?....jak sie tu znalazłeś?........kolejne drzwi....gdzie ty jesteś co?.....(3)</text:p>
      <text:p text:style-name="P53">Po tej zagadce myślisz sobie:</text:p>
      <text:p text:style-name="P54">Ostrzeżenie?.........Dużo ludzi tu umarło....nawet bardzo......musze wziąć sie w garść....</text:p>
      <text:p text:style-name="P55">Biegniesz dalej, kolejna zagadka,kolejne rozwidlenie,zupełnie jak w tym hotelu..........w hotelu?.....</text:p>
      <text:p text:style-name="P56">Dobiegasz do kolejnej zagadki.(4)</text:p>
      <text:p text:style-name="P57"><text:span text:style-name="T58">Cholera trudne to było co? Może tak może nie,nie mnie oceniać,ja</text:span><text:span text:style-name="T59"><text:s/>tu tylko jestem narratorem</text:span><text:span text:style-name="T60">,BIEGNIJ CH</text:span><text:span text:style-name="T61">Ł</text:span><text:span text:style-name="T62">OPCZE BIEGNIJ HAHAHAHHA<text:s/></text:span><text:span text:style-name="T63">(o<text:s/></text:span><text:span text:style-name="T64">╹</text:span><text:span text:style-name="T65">‿</text:span><text:span text:style-name="T66"><text:s/></text:span><text:span text:style-name="T67">╹</text:span><text:span text:style-name="T68"><text:s/>o)</text:span></text:p>
      <text:p text:style-name="P69"/>
      <text:p text:style-name="P70">Pamiętasz więcej,byłeś uczniem,jechaliście na wycieczke,pamiętasz jak poszedłeś z kolegami na pizze,oni cie zostawili?.....nie to chyba nie to.....dobiegasz do kolejnego rozwidlenia(5)</text:p>
      <text:p text:style-name="P71"><text:span text:style-name="T72">Trudne? Powinieneś sie domyślać mój drogi gdzie jesteś</text:span><text:span text:style-name="T73"><text:s/>HAHAHAHAHHAAHA<text:s/></text:span><text:span text:style-name="T74">(o<text:s/></text:span><text:span text:style-name="T75">╹</text:span><text:span text:style-name="T76">‿</text:span><text:span text:style-name="T77"><text:s/></text:span><text:span text:style-name="T78">╹</text:span><text:span text:style-name="T79"><text:s/>o)</text:span></text:p>
      <text:p text:style-name="P80"/>
      <text:p text:style-name="Standard"><text:span text:style-name="T81">Czujesz w głębi serca że coraz bardziej bestia zbliża sie do ciebie,boisz sie jak nigdy dotąd,po ostatniej zagadce czujesz że jeśli nie wytężysz swej głowy i nie<text:s/></text:span><text:span text:style-name="T82">pośpieszysz sie z odpowiedziami,<text:s/></text:span><text:span text:style-name="T83">ZGINIESZ.</text:span></text:p>
      <text:p text:style-name="P84">Wbiegasz do następnego pokoju widzisz przed sobą kolejne 2 pary drzwi,gdy sie rozglądasz zdajesz sobie sprawe że znajdujesz sie w pokoju w którym znajdują sie różne meble oraz....łóżko,czujesz że bestia jest coraz<text:s/>bliżej musisz szybko podjąć decyzje czy przeszukać łóżko szukając czegoś użytecznego czy wbiec w któreś drzwi</text:p>
      <text:p text:style-name="P85">(wybór=1 łóżko),przeszukujesz łóżko, nie znajdujesz w nim nic użytecznego,usłyszałeś kroki bestii za drzwiami,pod wpływem strachu schowałeś sie pod łóżko, widzisz tylko obrzydliwe nogi które mają zgniłe paznokcie,haluksy i żółty kolor wymieszany z grzybicą, słyszysz śmiech potwora, następnie czujesz zimną dłoń na swojej kostce, bestia łapie cie i patroszy śmiejąc sie</text:p>
      <text:p text:style-name="P86">NIKT NIE UCIEKNIE BESTII.</text:p>
      <text:p text:style-name="P87">(Wybór 2= drzwi) podbiegasz i wiesz że nie warto próbować(7)</text:p>
      <text:p text:style-name="P88">Biegniesz dalej kolejne rozwidlenie,jednak pamiętasz że ty uciekałeś już wcześniej, koledzy cie nie zostawili,zostali.......zamordowani......przez tego<text:s/>kultyste<text:s/>w pizzerii....(6)</text:p>
      <text:p text:style-name="P89">Już wiesz co? Nawet na<text:s/>pewno,ale coż pewności nie ma,hehe,powodzenia może dożyjesz jutra</text:p>
      <text:p text:style-name="P90"><text:span text:style-name="T91">(o<text:s/></text:span><text:span text:style-name="T92">╹</text:span><text:span text:style-name="T93">‿</text:span><text:span text:style-name="T94"><text:s/></text:span><text:span text:style-name="T95">╹</text:span><text:span text:style-name="T96"><text:s/>o)</text:span></text:p>
      <text:p text:style-name="P97">Biegniesz dalej,kolejne wspomnienia wracają,pamiętasz tego<text:s/>kultyste, zabrał was na pizze po całodziennym zwiedzaniu,wasza wychowawczyni nie protestowała…..czemu?(8)</text:p>
      <text:soft-page-break/>
      <text:p text:style-name="P98">Biegniesz dalej,pamiętasz że koledzy go polubili i poszli z nim na zaplecze….ty zaś do toalety….dlatego przeżyłeś(9)</text:p>
      <text:p text:style-name="P99">Ta miła kelnerka….powiedziała ci gdzie poszli…….z ciekawości tam zajrzałeś…..nigdy tego widoku nie wymażesz z pamięci, postanawiasz nie tracić czasu i uciekać dalej(10)</text:p>
      <text:p text:style-name="P100"><text:span text:style-name="T101">Tchórzysz? Czy może ciągle się odradzasz? Co za różnica I<text:s/></text:span><text:span text:style-name="T102">TAK W KO</text:span><text:span text:style-name="T103">Ń</text:span><text:span text:style-name="T104">CU UMRZESZ</text:span><text:span text:style-name="T105"><text:s/></text:span><text:span text:style-name="T106">(o<text:s/></text:span><text:span text:style-name="T107">╹</text:span><text:span text:style-name="T108">‿</text:span><text:span text:style-name="T109"><text:s/></text:span><text:span text:style-name="T110">╹</text:span><text:span text:style-name="T111"><text:s/>o)</text:span></text:p>
      <text:p text:style-name="P112">Pamiętasz kolejne rzeczy,uciekłeś z pizzeri….pamiętasz krzyk tej kelnerki….biegłeś ulicą do hotelu w którym była twoja klasa…..chyba…..(11)</text:p>
      <text:p text:style-name="P113">widzisz<text:s/>drzwi,rozglądasz sie i widzisz że znowu jesteś w jakieś sypialni....boisz sie i widzisz łóżko,ciekawość korci cie aby je przeszukać ale rozsądek podpowiada ci że lepiej uciekać co robisz?</text:p>
      <text:p text:style-name="P114">[1]przeszuje</text:p>
      <text:p text:style-name="P115">[2]uciekam</text:p>
      <text:p text:style-name="P116">[1]preszukujesz łóżko, znajdujesz dziwny<text:s/>kielich,cały ze złota wysadzany po bokach czerwonymi klejnotami widzisz że dziwna ciecz wypełnia go po brzegi, nagle usłyszałeś ciche sapanie widzisz w futrynie drzwi przerażającą sylwetke bestii, widzisz jej zdeformowane ramiona z wybrzuszeniami, długie pazury oraz wykrzywione ze starości plecy, na oko ma 2,5 metra wzrostu, możesz zaobserwować że jakaś ciecz kapie na podłoge,nie wiesz dlaczego ale masz wielką nadzieje że to jednak ślina, nagle usłyszałeś jak w podłodze otworzyła sie klapa, niewiele myśląc<text:s/>wskakujesz do niej i nie wiesz w jaki sposób ale stoisz przed kolejną zagadką<text:s/></text:p>
      <text:p text:style-name="Standard">[2] opuszczasz sypialnie</text:p>
      <text:p text:style-name="P117">Nieźle nieźle,coraz bliżej końca prawda?ciesz się póki możesz<text:s/><text:span text:style-name="T118">ON JU</text:span><text:span text:style-name="T119">Ż</text:span><text:span text:style-name="T120"><text:s/>JEST CORAZ BLI</text:span><text:span text:style-name="T121">Ż</text:span><text:span text:style-name="T122">EJ HAHAHAHA<text:s/></text:span><text:span text:style-name="T123">(o<text:s/></text:span><text:span text:style-name="T124">╹</text:span><text:span text:style-name="T125">‿</text:span><text:span text:style-name="T126"><text:s/></text:span><text:span text:style-name="T127">╹</text:span><text:span text:style-name="T128"><text:s/>o)</text:span></text:p>
      <text:p text:style-name="Standard">Uciekałeś,krętymi uliczkami,piepszone filmy których się naoglądałeś,to tam mówili ci że to zawsze działa……..pamiętasz ten smród……..pamiętasz……nie…….nie pamiętasz….albo nie chcesz pamiętać(12)</text:p>
      <text:p text:style-name="P129">Spokojnie młody,z tego miejsca jeszcze nikt nie uciekł,nie łudź się że będziesz pierwszy<text:s/><text:span text:style-name="T130">(o<text:s/></text:span><text:span text:style-name="T131">╹</text:span><text:span text:style-name="T132">‿</text:span><text:span text:style-name="T133"><text:s/></text:span><text:span text:style-name="T134">╹</text:span><text:span text:style-name="T135"><text:s/>o)</text:span></text:p>
      <text:p text:style-name="Standard">Ta<text:s/>bestia……to ona cie porwała…..jedyne co pamiętasz po spotkaniu jej to ból głowy……tylko tyle……ale to może i dobrze?.......(13)</text:p>
      <text:p text:style-name="Standard">Zatrzasnąłeś drzwi,masz chwile czasu….na odpoczynek……</text:p>
      <text:p text:style-name="P136">Czyżbyś się zmęczył mój drogi????? Te drzwi nie wytrzymają za długo<text:s/><text:span text:style-name="T137">(o<text:s/></text:span><text:span text:style-name="T138">╹</text:span><text:span text:style-name="T139">‿</text:span><text:span text:style-name="T140"><text:s/></text:span><text:span text:style-name="T141">╹</text:span><text:span text:style-name="T142"><text:s/>o</text:span><text:span text:style-name="T143">)</text:span></text:p>
      <text:p text:style-name="Standard">Biegniesz dalej,pamiętasz już wszystko,poszedłeś z kolegami na pizze po całym dniu zwiedzania Rzymu,ten<text:s/>kultysta<text:s/>który dosiadł się do was na granicy to zaproponował,wtedy kiedy poszedłeś do łazienki zamordował twoich przyjaciół,gdy uciekałeś do hotelu wpadłeś na to coś,bestia cie porwała,wyglądała znajomo,a więc to miejsce……….</text:p>
      <text:p text:style-name="P144">Przyjacielu pozwól że wyjaśnie dlaczego wciąż żyjesz,jestem tym którego zwą wiecznym złem,nie pozwoliłbym ci umrzeć w spokoju,dlatego ciągle się odradzasz<text:s/><text:span text:style-name="T145">HAHAHAHAHAHA</text:span><text:s/><text:span text:style-name="T146">(o<text:s/></text:span><text:span text:style-name="T147">╹</text:span><text:span text:style-name="T148">‿</text:span><text:span text:style-name="T149"><text:s/></text:span><text:span text:style-name="T150">╹</text:span><text:span text:style-name="T151"><text:s/>o)</text:span></text:p>
      <text:p text:style-name="Standard">Wystraszony biegniesz dalej,masz dość tego głosu który mówi przez ściany,dobiegasz do kolejnego rozwidlenia(14)</text:p>
      <text:p text:style-name="Standard">To Watykan,nie ma innej opcji,piwnica watykanu, a brat mnie ostrzegał abym nie jechał na tą wycieczke,dobiegasz do wielkiego zdobionego rozwidlenia(15)</text:p>
      <text:p text:style-name="Standard">Powodzenia dzieciaku<text:s/><text:span text:style-name="T152">(o<text:s/></text:span><text:span text:style-name="T153">╹</text:span><text:span text:style-name="T154">‿</text:span><text:span text:style-name="T155"><text:s/></text:span><text:span text:style-name="T156">╹</text:span><text:span text:style-name="T157"><text:s/>o)</text:span></text:p>
      <text:soft-page-break/>
      <text:p text:style-name="P158">(zakończenie bez kielicha)Wybiegasz na plac,widzisz kultystów,nie ma wyjścia,nie ma ratunku, z tego miejsca skąd przychodzisz widzisz bestie, podchodzi do ciebie,nawet nie uciekasz,boisz się, bestia jednym ruchem łapy urywa ci ręke,padasz,krwawisz,bestia podchodzi,jedyne co widziałeś to to jak bestia rozrywa twoje ciało śmiejąc się przy tym</text:p>
      <text:p text:style-name="Standard"><text:span text:style-name="T159">HAHAHAHAHAHAHAHA GŁUPCZE<text:s/></text:span><text:span text:style-name="T160">od teraz należysz do mnie<text:s/></text:span><text:span text:style-name="T161">(o<text:s/></text:span><text:span text:style-name="T162">╹</text:span><text:span text:style-name="T163">‿</text:span><text:span text:style-name="T164"><text:s/></text:span><text:span text:style-name="T165">╹</text:span><text:span text:style-name="T166"><text:s/>o)</text:span></text:p>
      <text:p text:style-name="P167">Czujesz jak twoja dusza przepada……</text:p>
      <text:p text:style-name="Standard"><text:span text:style-name="T168">KONIEC GRY</text:span><text:span text:style-name="T169"><text:s/>AUTORZY: KONRAD<text:s/></text:span><text:span text:style-name="T170">KOWALSKI,OSKAR MALEC,BARTOSZ KIJAK</text:span></text:p>
      <text:p text:style-name="Standard">(zakończenie z kielichem)<text:span text:style-name="T171"><text:s/>Wybiegasz na plac,widzisz kultystów,nie ma wyjścia,nie ma ratunku, z tego miejsca skąd przychodzisz widzisz bestie, podchodzi do ciebie,lecz ty przypominasz sobie o dziwnym kielichu,wyciagasz go<text:s/></text:span><text:span text:style-name="T172">i oblewasz bestie cieczą znajdującą się w kielichu,bestia krzyczy w agonii, wybija wszystkich swoich ludzi pod wpływem szału a następnie kładzie się na ziemi martwa,jesteś wolny……..<text:s/></text:span></text:p>
      <text:p text:style-name="Standard"><text:span text:style-name="T173">HAHAHAHAHAHAHAHA GŁUPCZE<text:s/></text:span><text:span text:style-name="T174">zabiłeś moją zabawke,WIĘC TERAZ JA ZABIJE CIENIE</text:span><text:span text:style-name="T175"><text:s/></text:span><text:span text:style-name="T176">(o<text:s/></text:span><text:span text:style-name="T177">╹</text:span><text:span text:style-name="T178">‿</text:span><text:span text:style-name="T179"><text:s/></text:span><text:span text:style-name="T180">╹</text:span><text:span text:style-name="T181"><text:s/>o)</text:span></text:p>
      <text:p text:style-name="P182">Pojawia się przed tobą czarna postać,czujesz jak twoja dusza…….przepada……</text:p>
      <text:p text:style-name="Standard"><text:span text:style-name="T183">KONIEC GRY</text:span><text:span text:style-name="T184"><text:s/>AUTORZY: KONRAD KOWALSKI,OSKAR MALEC,BARTOSZ KIJAK</text:span></text:p>
      <text:p text:style-name="P1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Berlin Sans FB" svg:font-family="Berlin Sans FB" style:font-family-generic="swiss" style:font-pitch="variable" svg:panose-1="2 14 6 2 2 5 2 2 3 6"/>
    <style:font-face style:name="inherit" svg:font-family="inherit" style:font-family-generic="roman"/>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Bauhaus 93" svg:font-family="Bauhaus 93" style:font-family-generic="decorative" style:font-pitch="variable" svg:panose-1="4 3 9 5 2 11 2 2 12 2"/>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pl" style:country-asian="PL"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pl" style:country-asian="P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rtek</meta:initial-creator>
    <dc:creator>Bartek</dc:creator>
    <meta:creation-date>2020-11-10T12:40:00Z</meta:creation-date>
    <dc:date>2020-11-13T12:46:00Z</dc:date>
    <meta:template xlink:href="Normal" xlink:type="simple"/>
    <meta:editing-cycles>3</meta:editing-cycles>
    <meta:editing-duration>PT0S</meta:editing-duration>
    <meta:document-statistic meta:page-count="5" meta:paragraph-count="23" meta:word-count="1684" meta:character-count="11771" meta:row-count="84" meta:non-whitespace-character-count="10110"/>
  </office:meta>
</office:document-meta>
</file>